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2.418cm"/>
    </style:style>
    <style:style style:name="表格1.B" style:family="table-column">
      <style:table-column-properties style:column-width="3.23cm"/>
    </style:style>
    <style:style style:name="表格1.C" style:family="table-column">
      <style:table-column-properties style:column-width="11.352cm"/>
    </style:style>
    <style:style style:name="表格1.1" style:family="table-row">
      <style:table-row-properties style:min-row-height="1.819cm"/>
    </style:style>
    <style:style style:name="表格1.A1" style:family="table-cell">
      <style:table-cell-properties style:vertical-align="middle" style:border-line-width="0cm 0.004cm 0.002cm" fo:padding="0.049cm" fo:border="0.05pt double #808080"/>
    </style:style>
    <style:style style:name="表格1.2" style:family="table-row">
      <style:table-row-properties style:min-row-height="0.893cm"/>
    </style:style>
    <style:style style:name="表格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表格1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表格2" style:family="table">
      <style:table-properties style:width="9.835cm" table:align="left"/>
    </style:style>
    <style:style style:name="表格2.A" style:family="table-column">
      <style:table-column-properties style:column-width="2.533cm"/>
    </style:style>
    <style:style style:name="表格2.B" style:family="table-column">
      <style:table-column-properties style:column-width="3.288cm"/>
    </style:style>
    <style:style style:name="表格2.C" style:family="table-column">
      <style:table-column-properties style:column-width="4.015cm"/>
    </style:style>
    <style:style style:name="表格2.1" style:family="table-row">
      <style:table-row-properties style:min-row-height="1.977cm"/>
    </style:style>
    <style:style style:name="表格2.A1" style:family="table-cell">
      <style:table-cell-properties style:vertical-align="middle" style:border-line-width="0cm 0.004cm 0.002cm" fo:padding="0.049cm" fo:border="0.05pt double #808080"/>
    </style:style>
    <style:style style:name="表格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表格2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表格2.10" style:family="table-row">
      <style:table-row-properties style:min-row-height="0.601cm"/>
    </style:style>
    <style:style style:name="表格2.11" style:family="table-row">
      <style:table-row-properties style:min-row-height="0.628cm"/>
    </style:style>
    <style:style style:name="P1" style:family="paragraph" style:parent-style-name="Standard">
      <style:text-properties officeooo:rsid="00099bd8" officeooo:paragraph-rsid="00099bd8"/>
    </style:style>
    <style:style style:name="P2" style:family="paragraph" style:parent-style-name="Text_20_body" style:list-style-name="L5"/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2"/>
    <style:style style:name="P10" style:family="paragraph" style:parent-style-name="Text_20_body" style:list-style-name="L13"/>
    <style:style style:name="P11" style:family="paragraph" style:parent-style-name="Text_20_body" style:list-style-name="L14"/>
    <style:style style:name="P12" style:family="paragraph" style:parent-style-name="Text_20_body" style:list-style-name="L15"/>
    <style:style style:name="P13" style:family="paragraph" style:parent-style-name="Text_20_body" style:list-style-name="L16"/>
    <style:style style:name="P14" style:family="paragraph" style:parent-style-name="Text_20_body" style:list-style-name="L17"/>
    <style:style style:name="P15" style:family="paragraph" style:parent-style-name="Text_20_body">
      <style:text-properties officeooo:rsid="00099bd8" officeooo:paragraph-rsid="00099bd8"/>
    </style:style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P30" style:family="paragraph" style:parent-style-name="Text_20_body" style:list-style-name="L17">
      <style:paragraph-properties fo:margin-top="0cm" fo:margin-bottom="0cm" style:contextual-spacing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2pt" style:font-size-asian="2pt" style:font-size-complex="2pt"/>
    </style:style>
    <style:style style:name="P33" style:family="paragraph" style:parent-style-name="Table_20_Contents">
      <style:paragraph-properties fo:margin-top="0cm" fo:margin-bottom="0.499cm" style:contextual-spacing="false"/>
    </style:style>
    <style:style style:name="P34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style:style style:name="T3" style:family="text">
      <style:text-properties fo:color="#993300"/>
    </style:style>
    <style:style style:name="T4" style:family="text">
      <style:text-properties fo:color="#993300" style:font-size-asian="14pt"/>
    </style:style>
    <style:style style:name="T5" style:family="text">
      <style:text-properties style:font-size-asian="14pt"/>
    </style:style>
    <style:style style:name="T6" style:family="text">
      <style:text-properties fo:font-size="14pt"/>
    </style:style>
    <style:style style:name="T7" style:family="text">
      <style:text-properties style:font-weight-asian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3" office:value-type="string">
            <text:p text:style-name="P31"><text:span text:style-name="Strong_20_Emphasis"><text:span text:style-name="T1">2014</text:span></text:span><text:span text:style-name="Strong_20_Emphasis"><text:span text:style-name="T2">杭州滨江区公办小学招生范围一览表</text:span></text:span></text:p>
          </table:table-cell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31"><text:span text:style-name="Strong_20_Emphasis">学校名称</text:span></text:p>
          </table:table-cell>
          <table:covered-table-cell/>
          <table:table-cell table:style-name="表格1.C2" office:value-type="string">
            <text:p text:style-name="P31"><text:span text:style-name="Strong_20_Emphasis">教学服务区</text:span></text:p>
          </table:table-cell>
        </table:table-row>
        <table:table-row>
          <table:table-cell table:style-name="表格1.A2" table:number-columns-spanned="2" office:value-type="string">
            <text:p text:style-name="P33"><text:a xlink:type="simple" xlink:href="http://xuexiao.51sxue.com/detail/id_49296.html" office:target-frame-name="_blank" xlink:show="new"><text:span text:style-name="Strong_20_Emphasis"><text:span text:style-name="T4">江南实验学校</text:span></text:span></text:a></text:p>
          </table:table-cell>
          <table:covered-table-cell/>
          <table:table-cell table:style-name="表格1.C2" office:value-type="string">
            <text:p text:style-name="Table_20_Contents">滨江区辖区内江南大道以南、北塘河以北、风情大道以西区域（星民村、七甲闸社区、江一社区除外）</text:p>
          </table:table-cell>
        </table:table-row>
        <table:table-row>
          <table:table-cell table:style-name="表格1.A2" table:number-columns-spanned="2" office:value-type="string">
            <text:p text:style-name="P33"><text:a xlink:type="simple" xlink:href="http://xuexiao.51sxue.com/detail/id_49276.html" office:target-frame-name="_blank" xlink:show="new"><text:span text:style-name="Strong_20_Emphasis"><text:span text:style-name="T4">东冠小学</text:span></text:span></text:a></text:p>
          </table:table-cell>
          <table:covered-table-cell/>
          <table:table-cell table:style-name="表格1.C2" office:value-type="string">
            <text:p text:style-name="Table_20_Contents">浦沿街道冠二社区、东冠社区、岩大房社区</text:p>
          </table:table-cell>
        </table:table-row>
        <table:table-row>
          <table:table-cell table:style-name="表格1.A2" table:number-columns-spanned="2" office:value-type="string">
            <text:p text:style-name="P33"><text:a xlink:type="simple" xlink:href="http://xuexiao.51sxue.com/detail/id_49389.html" office:target-frame-name="_blank" xlink:show="new"><text:span text:style-name="Strong_20_Emphasis"><text:span text:style-name="T4">高新实验学校</text:span></text:span></text:a></text:p>
          </table:table-cell>
          <table:covered-table-cell/>
          <table:table-cell table:style-name="表格1.C2" office:value-type="string">
            <text:p text:style-name="Table_20_Contents">滨江区辖区内伟业路以东、浙赣铁路以北、文涛路以南、信诚路以西，以及信诚路以东、江南大道以北、时代大道以西区域</text:p>
          </table:table-cell>
        </table:table-row>
        <table:table-row>
          <table:table-cell table:style-name="表格1.A2" table:number-columns-spanned="2" office:value-type="string">
            <text:p text:style-name="P33"><text:a xlink:type="simple" xlink:href="http://xuexiao.51sxue.com/detail/id_49272.html" office:target-frame-name="_blank" xlink:show="new"><text:span text:style-name="Strong_20_Emphasis"><text:span text:style-name="T4">滨兴学校</text:span></text:span></text:a></text:p>
          </table:table-cell>
          <table:covered-table-cell/>
          <table:table-cell table:style-name="表格1.C2" office:value-type="string">
            <text:p text:style-name="Table_20_Contents">长河街道江一社区、江二社区</text:p>
          </table:table-cell>
        </table:table-row>
        <table:table-row>
          <table:table-cell table:style-name="表格1.A2" table:number-columns-spanned="2" office:value-type="string">
            <text:p text:style-name="P33"><text:a xlink:type="simple" xlink:href="http://xuexiao.51sxue.com/detail/id_49269.html" office:target-frame-name="_blank" xlink:show="new"><text:span text:style-name="Strong_20_Emphasis"><text:span text:style-name="T4">西兴实验小学</text:span></text:span></text:a></text:p>
          </table:table-cell>
          <table:covered-table-cell/>
          <table:table-cell table:style-name="表格1.C2" office:value-type="string">
            <text:p text:style-name="Table_20_Contents">西兴街道辖区内北塘河以南区域</text:p>
          </table:table-cell>
        </table:table-row>
        <table:table-row>
          <table:table-cell table:style-name="表格1.A2" table:number-columns-spanned="2" office:value-type="string">
            <text:p text:style-name="P33"><text:a xlink:type="simple" xlink:href="http://xuexiao.51sxue.com/detail/id_49270.html" office:target-frame-name="_blank" xlink:show="new"><text:span text:style-name="Strong_20_Emphasis"><text:span text:style-name="T4">闻涛小学</text:span></text:span></text:a></text:p>
          </table:table-cell>
          <table:covered-table-cell/>
          <table:table-cell table:style-name="表格1.C2" office:value-type="string">
            <text:p text:style-name="Table_20_Contents">长河街道中兴社区、闻涛社区，西兴街道星民村、七甲闸社区、水电社区</text:p>
          </table:table-cell>
        </table:table-row>
        <table:table-row>
          <table:table-cell table:style-name="表格1.A2" table:number-columns-spanned="2" office:value-type="string">
            <text:p text:style-name="P33"><text:a xlink:type="simple" xlink:href="http://xuexiao.51sxue.com/detail/id_49271.html" office:target-frame-name="_blank" xlink:show="new"><text:span text:style-name="Strong_20_Emphasis"><text:span text:style-name="T4">博文小学</text:span></text:span></text:a></text:p>
          </table:table-cell>
          <table:covered-table-cell/>
          <table:table-cell table:style-name="表格1.C2" office:value-type="string">
            <text:p text:style-name="Table_20_Contents">长河街道江三社区、晶都社区</text:p>
          </table:table-cell>
        </table:table-row>
        <table:table-row>
          <table:table-cell table:style-name="表格1.A2" table:number-rows-spanned="2" office:value-type="string">
            <text:p text:style-name="P33"><text:a xlink:type="simple" xlink:href="http://xuexiao.51sxue.com/detail/id_8175.html" office:target-frame-name="_blank" xlink:show="new"><text:span text:style-name="Strong_20_Emphasis"><text:span text:style-name="T4">长河</text:span></text:span></text:a></text:p>
          </table:table-cell>
          <table:table-cell table:style-name="表格1.A2" office:value-type="string">
            <text:p text:style-name="P33">长河校区</text:p>
          </table:table-cell>
          <table:table-cell table:style-name="表格1.C2" office:value-type="string">
            <text:p text:style-name="Table_20_Contents">长河街道天官社区、长一社区、长二社区、长河社区、汤家桥社区、白马湖社区</text:p>
          </table:table-cell>
        </table:table-row>
        <table:table-row>
          <table:covered-table-cell/>
          <table:table-cell table:style-name="表格1.A2" office:value-type="string">
            <text:p text:style-name="P33">白马湖校区</text:p>
          </table:table-cell>
          <table:table-cell table:style-name="表格1.C2" office:value-type="string">
            <text:p text:style-name="Table_20_Contents">长河街道山一村、汤家井社区、塘子堰社区、傅家峙社区、张家村社区，浦沿街道向南社区，西兴街道马湖社区部分生源</text:p>
          </table:table-cell>
        </table:table-row>
        <table:table-row>
          <table:table-cell table:style-name="表格1.A2" table:number-rows-spanned="3" office:value-type="string">
            <text:p text:style-name="P33"><text:span text:style-name="Strong_20_Emphasis"><text:span text:style-name="T5">浦沿</text:span></text:span></text:p>
          </table:table-cell>
          <table:table-cell table:style-name="表格1.A2" office:value-type="string">
            <text:p text:style-name="P33"><text:a xlink:type="simple" xlink:href="http://xuexiao.51sxue.com/detail/id_49274.html" office:target-frame-name="_blank" xlink:show="new"><text:span text:style-name="T3">浦沿校区</text:span></text:a></text:p>
          </table:table-cell>
          <table:table-cell table:style-name="表格1.C2" office:value-type="string">
            <text:p text:style-name="Table_20_Contents">浦沿街道新浦社区、三大厂、浦联村</text:p>
          </table:table-cell>
        </table:table-row>
        <table:table-row>
          <table:covered-table-cell/>
          <table:table-cell table:style-name="表格1.A2" office:value-type="string">
            <text:p text:style-name="P33"><text:a xlink:type="simple" xlink:href="http://xuexiao.51sxue.com/detail/id_49275.html" office:target-frame-name="_blank" xlink:show="new"><text:span text:style-name="T3">滨文校区</text:span></text:a></text:p>
          </table:table-cell>
          <table:table-cell table:style-name="表格1.C2" office:value-type="string">
            <text:p text:style-name="Table_20_Contents">浦沿街道新生社区、杨家墩社区、滨文社区、六和社区、西浦社区、东信社区</text:p>
          </table:table-cell>
        </table:table-row>
        <table:table-row>
          <table:covered-table-cell/>
          <table:table-cell table:style-name="表格1.A2" office:value-type="string">
            <text:p text:style-name="P33"><text:a xlink:type="simple" xlink:href="http://xuexiao.51sxue.com/detail/id_49277.html" office:target-frame-name="_blank" xlink:show="new"><text:span text:style-name="T3">山二分校</text:span></text:a></text:p>
          </table:table-cell>
          <table:table-cell table:style-name="表格1.C2" office:value-type="string">
            <text:p text:style-name="Table_20_Contents">沿街道山二村、冠一村</text:p>
          </table:table-cell>
        </table:table-row>
      </table:table>
      <text:p text:style-name="Standard"/>
      <text:p text:style-name="Standard"/>
      <text:p text:style-name="Standard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31"><text:span text:style-name="Strong_20_Emphasis"><text:span text:style-name="T6">2014</text:span></text:span><text:span text:style-name="Strong_20_Emphasis"><text:span text:style-name="T5">杭州滨江区小学对口中学一览表</text:span></text:span></text:p>
          </table:table-cell>
          <table:covered-table-cell/>
          <table:covered-table-cell/>
        </table:table-row>
        <table:table-row>
          <table:table-cell table:style-name="表格2.A2" table:number-columns-spanned="2" office:value-type="string">
            <text:p text:style-name="P31"><text:span text:style-name="Strong_20_Emphasis">学校名称</text:span></text:p>
          </table:table-cell>
          <table:covered-table-cell/>
          <table:table-cell table:style-name="表格2.C2" office:value-type="string">
            <text:p text:style-name="P31"><text:span text:style-name="Strong_20_Emphasis">对口中学</text:span></text:p>
          </table:table-cell>
        </table:table-row>
        <table:table-row>
          <table:table-cell table:style-name="表格2.A2" table:number-columns-spanned="2" office:value-type="string">
            <text:p text:style-name="P33"><text:a xlink:type="simple" xlink:href="http://xuexiao.51sxue.com/detail/id_49274.html" office:target-frame-name="_blank" xlink:show="new"><text:span text:style-name="Strong_20_Emphasis"><text:span text:style-name="T4">浦沿小学教育集团</text:span></text:span></text:a></text:p>
          </table:table-cell>
          <table:covered-table-cell/>
          <table:table-cell table:style-name="表格2.C2" office:value-type="string">
            <text:p text:style-name="Table_20_Contents">浦沿中学</text:p>
          </table:table-cell>
        </table:table-row>
        <table:table-row>
          <table:table-cell table:style-name="表格2.A2" table:number-columns-spanned="2" office:value-type="string">
            <text:p text:style-name="P33"><text:a xlink:type="simple" xlink:href="http://xuexiao.51sxue.com/detail/id_49276.html" office:target-frame-name="_blank" xlink:show="new"><text:span text:style-name="Strong_20_Emphasis"><text:span text:style-name="T4">东冠小学</text:span></text:span></text:a></text:p>
          </table:table-cell>
          <table:covered-table-cell/>
          <table:table-cell table:style-name="表格2.C2" office:value-type="string">
            <text:p text:style-name="Table_20_Contents">浦沿中学</text:p>
          </table:table-cell>
        </table:table-row>
        <table:table-row>
          <table:table-cell table:style-name="表格2.A2" table:number-columns-spanned="2" office:value-type="string">
            <text:p text:style-name="P33"><text:a xlink:type="simple" xlink:href="http://xuexiao.51sxue.com/detail/id_8175.html" office:target-frame-name="_blank" xlink:show="new"><text:span text:style-name="Strong_20_Emphasis"><text:span text:style-name="T4">长河小学教育集团</text:span></text:span></text:a></text:p>
          </table:table-cell>
          <table:covered-table-cell/>
          <table:table-cell table:style-name="表格2.C2" office:value-type="string">
            <text:p text:style-name="Table_20_Contents">长河中学</text:p>
          </table:table-cell>
        </table:table-row>
        <text:soft-page-break/>
        <table:table-row>
          <table:table-cell table:style-name="表格2.A2" table:number-columns-spanned="2" office:value-type="string">
            <text:p text:style-name="P33"><text:a xlink:type="simple" xlink:href="http://xuexiao.51sxue.com/detail/id_49269.html" office:target-frame-name="_blank" xlink:show="new"><text:span text:style-name="Strong_20_Emphasis"><text:span text:style-name="T4">西兴实验小学</text:span></text:span></text:a></text:p>
          </table:table-cell>
          <table:covered-table-cell/>
          <table:table-cell table:style-name="表格2.C2" office:value-type="string">
            <text:p text:style-name="Table_20_Contents">西兴中学</text:p>
          </table:table-cell>
        </table:table-row>
        <table:table-row>
          <table:table-cell table:style-name="表格2.A2" table:number-columns-spanned="2" office:value-type="string">
            <text:p text:style-name="P33"><text:a xlink:type="simple" xlink:href="http://xuexiao.51sxue.com/detail/id_49270.html" office:target-frame-name="_blank" xlink:show="new"><text:span text:style-name="Strong_20_Emphasis"><text:span text:style-name="T4">闻涛小学</text:span></text:span></text:a></text:p>
          </table:table-cell>
          <table:covered-table-cell/>
          <table:table-cell table:style-name="表格2.C2" office:value-type="string">
            <text:p text:style-name="Table_20_Contents">长河中学</text:p>
          </table:table-cell>
        </table:table-row>
        <table:table-row>
          <table:table-cell table:style-name="表格2.A2" table:number-columns-spanned="2" office:value-type="string">
            <text:p text:style-name="P33"><text:a xlink:type="simple" xlink:href="http://xuexiao.51sxue.com/detail/id_49271.html" office:target-frame-name="_blank" xlink:show="new"><text:span text:style-name="Strong_20_Emphasis"><text:span text:style-name="T4">博文小学</text:span></text:span></text:a></text:p>
          </table:table-cell>
          <table:covered-table-cell/>
          <table:table-cell table:style-name="表格2.C2" office:value-type="string">
            <text:p text:style-name="Table_20_Contents">长河中学</text:p>
          </table:table-cell>
        </table:table-row>
        <table:table-row>
          <table:table-cell table:style-name="表格2.A2" table:number-rows-spanned="3" office:value-type="string">
            <text:p text:style-name="P34"><text:a xlink:type="simple" xlink:href="http://xuexiao.51sxue.com/detail/id_8175.html" office:target-frame-name="_blank" xlink:show="new"><text:span text:style-name="Strong_20_Emphasis"/></text:a></text:p>
            <text:p text:style-name="P34"> </text:p>
            <text:p text:style-name="P34"><text:span text:style-name="Strong_20_Emphasis">九年一贯制</text:span> </text:p>
            <text:p text:style-name="P34"> </text:p>
            <text:p text:style-name="P34"> </text:p>
          </table:table-cell>
          <table:table-cell table:style-name="表格2.A2" office:value-type="string">
            <text:p text:style-name="P33"><text:a xlink:type="simple" xlink:href="http://xuexiao.51sxue.com/detail/id_49296.html" office:target-frame-name="_blank" xlink:show="new"><text:span text:style-name="Strong_20_Emphasis"><text:span text:style-name="T4">江南实验学校</text:span></text:span></text:a></text:p>
          </table:table-cell>
          <table:table-cell table:style-name="表格2.C2" office:value-type="string">
            <text:p text:style-name="Table_20_Contents">本部中学</text:p>
          </table:table-cell>
        </table:table-row>
        <table:table-row table:style-name="表格2.10">
          <table:covered-table-cell/>
          <table:table-cell table:style-name="表格2.A2" office:value-type="string">
            <text:p text:style-name="P33"><text:a xlink:type="simple" xlink:href="http://xuexiao.51sxue.com/detail/id_49389.html" office:target-frame-name="_blank" xlink:show="new"><text:span text:style-name="Strong_20_Emphasis"><text:span text:style-name="T4">高新实验学校</text:span></text:span></text:a></text:p>
          </table:table-cell>
          <table:table-cell table:style-name="表格2.C2" office:value-type="string">
            <text:p text:style-name="Table_20_Contents">本部中学</text:p>
          </table:table-cell>
        </table:table-row>
        <table:table-row table:style-name="表格2.11">
          <table:covered-table-cell/>
          <table:table-cell table:style-name="表格2.A2" office:value-type="string">
            <text:p text:style-name="P33"><text:a xlink:type="simple" xlink:href="http://xuexiao.51sxue.com/detail/id_49272.html" office:target-frame-name="_blank" xlink:show="new"><text:span text:style-name="Strong_20_Emphasis"><text:span text:style-name="T4">滨兴学校</text:span></text:span></text:a></text:p>
          </table:table-cell>
          <table:table-cell table:style-name="表格2.C2" office:value-type="string">
            <text:p text:style-name="Table_20_Contents">本部中学</text:p>
          </table:table-cell>
        </table:table-row>
      </table:table>
      <text:p text:style-name="Standard"/>
      <text:p text:style-name="Standard"/>
      <text:p text:style-name="P1">小学排名</text:p>
      <text:p text:style-name="P15">     </text:p>
      <text:list xml:id="list4050689247176949575" text:style-name="L2">
        <text:list-item>
          <text:p text:style-name="P16">         </text:p>
        </text:list-item>
      </text:list>
      <text:list xml:id="list862573018545439187" text:style-name="L3">
        <text:list-item>
          <text:p text:style-name="P17">     </text:p>
        </text:list-item>
      </text:list>
      <text:list xml:id="list7490717800612412966" text:style-name="L4">
        <text:list-item>
          <text:p text:style-name="P18"><text:span text:style-name="T7">得分</text:span> </text:p>
        </text:list-item>
      </text:list>
      <text:list xml:id="list5062510755572582625" text:style-name="L5">
        <text:list-item>
          <text:p text:style-name="P2"><text:span text:style-name="T7">家长表态</text:span> </text:p>
        </text:list-item>
      </text:list>
      <text:list xml:id="list649228037402457670" text:style-name="L6">
        <text:list-item>
          <text:p text:style-name="P19">1 </text:p>
        </text:list-item>
        <text:list-item>
          <text:p text:style-name="P19"><text:a xlink:type="simple" xlink:href="http://xuexiao.51sxue.com/detail/id_49269.html" office:target-frame-name="_blank" xlink:show="new">杭州市西兴实验小学</text:a> </text:p>
        </text:list-item>
      </text:list>
      <text:list xml:id="list6908681482446940498" text:style-name="L7">
        <text:list-item>
          <text:p text:style-name="P20">2 </text:p>
        </text:list-item>
        <text:list-item>
          <text:p text:style-name="P20"><text:a xlink:type="simple" xlink:href="http://xuexiao.51sxue.com/detail/id_49270.html" office:target-frame-name="_blank" xlink:show="new">杭州市闻涛小学</text:a> </text:p>
        </text:list-item>
      </text:list>
      <text:list xml:id="list9164716492365388390" text:style-name="L8">
        <text:list-item>
          <text:p text:style-name="P21">3 </text:p>
        </text:list-item>
        <text:list-item>
          <text:p text:style-name="P21"><text:a xlink:type="simple" xlink:href="http://xuexiao.51sxue.com/detail/id_49271.html" office:target-frame-name="_blank" xlink:show="new">杭州市博文小学</text:a> </text:p>
        </text:list-item>
      </text:list>
      <text:list xml:id="list8733483086523773094" text:style-name="L9">
        <text:list-item>
          <text:p text:style-name="P22">4 </text:p>
        </text:list-item>
        <text:list-item>
          <text:p text:style-name="P22"><text:a xlink:type="simple" xlink:href="http://xuexiao.51sxue.com/detail/id_49296.html" office:target-frame-name="_blank" xlink:show="new">杭州江南实验学校小学部</text:a> </text:p>
        </text:list-item>
      </text:list>
      <text:list xml:id="list2995476473265140483" text:style-name="L10">
        <text:list-item>
          <text:p text:style-name="P23">5 </text:p>
        </text:list-item>
        <text:list-item>
          <text:p text:style-name="P23"><text:a xlink:type="simple" xlink:href="http://xuexiao.51sxue.com/detail/id_49277.html" office:target-frame-name="_blank" xlink:show="new">杭州市浦沿小学（山二分校）</text:a> </text:p>
        </text:list-item>
      </text:list>
      <text:list xml:id="list8157110237069840884" text:style-name="L11">
        <text:list-item>
          <text:p text:style-name="P24">6 </text:p>
        </text:list-item>
        <text:list-item>
          <text:p text:style-name="P24"><text:a xlink:type="simple" xlink:href="http://xuexiao.51sxue.com/detail/id_49276.html" office:target-frame-name="_blank" xlink:show="new">杭州市浦沿小学（东冠分校）</text:a> </text:p>
        </text:list-item>
      </text:list>
      <text:list xml:id="list6878976824933206038" text:style-name="L12">
        <text:list-item>
          <text:p text:style-name="P25">7 </text:p>
        </text:list-item>
        <text:list-item>
          <text:p text:style-name="P25"><text:a xlink:type="simple" xlink:href="http://xuexiao.51sxue.com/detail/id_8175.html" office:target-frame-name="_blank" xlink:show="new">杭州市长河小学</text:a> </text:p>
        </text:list-item>
      </text:list>
      <text:list xml:id="list1409453694630536535" text:style-name="L13">
        <text:list-item>
          <text:p text:style-name="P26">8 </text:p>
        </text:list-item>
        <text:list-item>
          <text:p text:style-name="P26"><text:a xlink:type="simple" xlink:href="http://xuexiao.51sxue.com/detail/id_49389.html" office:target-frame-name="_blank" xlink:show="new">杭州市高新实验学校小学部</text:a> </text:p>
        </text:list-item>
      </text:list>
      <text:list xml:id="list9043055027274305390" text:style-name="L14">
        <text:list-item>
          <text:p text:style-name="P27">9 </text:p>
        </text:list-item>
        <text:list-item>
          <text:p text:style-name="P27"><text:a xlink:type="simple" xlink:href="http://xuexiao.51sxue.com/detail/id_49272.html" office:target-frame-name="_blank" xlink:show="new">杭州市滨兴学校（小学部）</text:a> </text:p>
        </text:list-item>
      </text:list>
      <text:list xml:id="list790346836238005418" text:style-name="L15">
        <text:list-item>
          <text:p text:style-name="P28">10 </text:p>
        </text:list-item>
        <text:list-item>
          <text:p text:style-name="P28"><text:soft-page-break/><text:a xlink:type="simple" xlink:href="http://xuexiao.51sxue.com/detail/id_49275.html" office:target-frame-name="_blank" xlink:show="new">杭州市浦沿小学（滨文校区）</text:a> </text:p>
        </text:list-item>
      </text:list>
      <text:list xml:id="list1930983356043529480" text:style-name="L16">
        <text:list-item>
          <text:p text:style-name="P29">11 </text:p>
        </text:list-item>
        <text:list-item>
          <text:p text:style-name="P29"><text:a xlink:type="simple" xlink:href="http://xuexiao.51sxue.com/detail/id_49273.html" office:target-frame-name="_blank" xlink:show="new">杭州江南实验学校彩虹城分校</text:a> </text:p>
        </text:list-item>
      </text:list>
      <text:list xml:id="list2367132882481698565" text:style-name="L17">
        <text:list-item>
          <text:p text:style-name="P30">12 </text:p>
        </text:list-item>
        <text:list-item>
          <text:p text:style-name="P30"><text:a xlink:type="simple" xlink:href="http://xuexiao.51sxue.com/detail/id_49274.html" office:target-frame-name="_blank" xlink:show="new">杭州市浦沿小学（浦沿校区）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3:08:10.452541775</meta:creation-date>
    <meta:generator>LibreOffice/4.2.7.2$Linux_X86_64 LibreOffice_project/420m0$Build-2</meta:generator>
    <dc:date>2015-03-10T13:38:57.919890991</dc:date>
    <meta:editing-duration>PT2M5S</meta:editing-duration>
    <meta:editing-cycles>4</meta:editing-cycles>
    <meta:document-statistic meta:table-count="2" meta:image-count="0" meta:object-count="0" meta:page-count="3" meta:paragraph-count="84" meta:word-count="717" meta:character-count="775" meta:non-whitespace-character-count="726"/>
  </office:meta>
</office:document-meta>
</file>